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co8" style:family="table-column">
      <style:table-column-properties fo:break-before="auto" style:column-width="43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8.18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5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32"/>
        <table:table-column table:style-name="co4" table:default-cell-style-name="ce42"/>
        <table:table-column table:style-name="co1" table:default-cell-style-name="ce42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8" calcext:value-type="date">
            <text:p>28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8" calcext:value-type="date">
            <text:p>18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0" calcext:value-type="date">
            <text:p>20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office:value-type="date" office:date-value="2019-09-22" calcext:value-type="date">
            <text:p>22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4" calcext:value-type="date">
            <text:p>2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5" calcext:value-type="date">
            <text:p>2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8" calcext:value-type="date">
            <text:p>28.09.19</text:p>
          </table:table-cell>
          <table:table-cell table:style-name="ce6" office:value-type="string" calcext:value-type="string">
            <text:p>переработка видео Виктор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09-28" calcext:value-type="date">
            <text:p>28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09-29" calcext:value-type="date">
            <text:p>29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4" calcext:value-type="date">
            <text:p>04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6" office:value-type="string" calcext:value-type="string">
            <text:p>JL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12" office:value-type="string" calcext:value-type="string">
            <text:p>введе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0" calcext:value-type="date">
            <text:p>1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3" calcext:value-type="date">
            <text:p>13.10.19</text:p>
          </table:table-cell>
          <table:table-cell table:style-name="ce6" office:value-type="string" calcext:value-type="string">
            <text:p>testing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5" calcext:value-type="date">
            <text:p>15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7" calcext:value-type="date">
            <text:p>1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9" calcext:value-type="date">
            <text:p>19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0" calcext:value-type="date">
            <text:p>2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2" calcext:value-type="date">
            <text:p>2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3" calcext:value-type="date">
            <text:p>23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office:value-type="date" office:date-value="2019-10-25" calcext:value-type="date">
            <text:p>25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6" office:value-type="string" calcext:value-type="string">
            <text:p>vide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0" calcext:value-type="date">
            <text:p>3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1" calcext:value-type="date">
            <text:p>31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1" calcext:value-type="date">
            <text:p>01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2" calcext:value-type="date">
            <text:p>02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3" calcext:value-type="date">
            <text:p>03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04" calcext:value-type="date">
            <text:p>04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5" calcext:value-type="date">
            <text:p>05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8" calcext:value-type="date">
            <text:p>08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6" office:value-type="string" calcext:value-type="string">
            <text:p>blo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10" calcext:value-type="date">
            <text:p>1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10" calcext:value-type="date">
            <text:p>10.10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11" calcext:value-type="date">
            <text:p>11.10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3" calcext:value-type="date">
            <text:p>13.10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5" calcext:value-type="date">
            <text:p>15.10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6" office:value-type="string" calcext:value-type="string">
            <text:p>сериализация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7" calcext:value-type="date">
            <text:p>17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7" calcext:value-type="date">
            <text:p>17.10.19</text:p>
          </table:table-cell>
          <table:table-cell table:style-name="ce9" office:value-type="string" calcext:value-type="string">
            <text:p>книг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7" calcext:value-type="date">
            <text:p>1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7" calcext:value-type="date">
            <text:p>17.10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1" calcext:value-type="date">
            <text:p>21.10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2" calcext:value-type="date">
            <text:p>22.10.19</text:p>
          </table:table-cell>
          <table:table-cell table:style-name="ce6" office:value-type="string" calcext:value-type="string">
            <text:p>работа с g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 table:number-rows-repeated="54">
          <table:table-cell table:number-columns-repeated="3"/>
          <table:table-cell table:style-name="Default"/>
          <table:table-cell/>
          <table:table-cell table:style-name="ce42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2"/>
          <table:table-cell table:number-columns-repeated="2"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50"/>
        <table:table-column table:style-name="co7" table:default-cell-style-name="ce50"/>
        <table:table-column table:style-name="co1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1" calcext:value-type="float">
            <text:p>1</text:p>
          </table:table-cell>
          <table:table-cell table:style-name="ce47"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15" calcext:value-type="float">
            <text:p>15</text:p>
          </table:table-cell>
          <table:table-cell table:style-name="ce41" table:number-columns-repeated="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 office:value-type="float" office:value="7" calcext:value-type="float">
            <text:p>7</text:p>
          </table:table-cell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Математика</text:p>
          </table:table-cell>
          <table:table-cell table:style-name="ce42" office:value-type="float" office:value="3" calcext:value-type="float">
            <text:p>3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5">
          <table:table-cell table:number-columns-repeated="5"/>
          <table:table-cell table:style-name="ce35" office:value-type="string" calcext:value-type="string">
            <text:p>Информатика</text:p>
          </table:table-cell>
          <table:table-cell table:style-name="ce41" office:value-type="float" office:value="6" calcext:value-type="float">
            <text:p>6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style-name="ce37" office:value-type="string" calcext:value-type="string">
            <text:p>Программирование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5" office:value-type="string" calcext:value-type="string">
            <text:p>Список дел</text:p>
          </table:table-cell>
          <table:table-cell table:number-columns-repeated="2"/>
          <table:table-cell table:style-name="ce56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2">00.00.0000</text:date>, <text:time style:data-style-name="N2" text:time-value="12:07:53.96069042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19-11-22T22:48:31.251954705</dc:date>
    <meta:editing-duration>P97DT19H21M26S</meta:editing-duration>
    <meta:editing-cycles>552</meta:editing-cycles>
    <meta:document-statistic meta:table-count="5" meta:cell-count="579" meta:object-count="0"/>
  </office:meta>
</office:document-meta>
</file>